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<text:s text:c="10"/>// ASSIGNMENT<text:s text:c="8"/>: MULTIPLICATION </text:span></text:p>
      <text:p text:style-name="P1"><text:span text:style-name="T1"/></text:p>
      <text:p text:style-name="P1"><text:span text:style-name="T1"><text:s text:c="8"/>%macro dispmsg 2<text:s text:c="13"/>;macro for display </text:span></text:p>
      <text:p text:style-name="P1"><text:span text:style-name="T1"><text:tab/><text:s text:c="3"/>mov rax,1<text:s text:c="17"/>;standard ouput </text:span></text:p>
      <text:p text:style-name="P1"><text:span text:style-name="T1"><text:tab/><text:s text:c="3"/>mov rdi,1<text:s text:c="17"/>;system for write </text:span></text:p>
      <text:p text:style-name="P1"><text:span text:style-name="T1"><text:tab/><text:s text:c="3"/>mov rsi,%1<text:s text:c="16"/>;display message address </text:span></text:p>
      <text:p text:style-name="P1"><text:span text:style-name="T1"><text:tab/><text:s text:c="3"/>mov rdx,%2<text:s text:c="16"/>;display message length </text:span></text:p>
      <text:p text:style-name="P1"><text:span text:style-name="T1"><text:tab/><text:s text:c="3"/>syscall<text:s text:c="19"/>;interrupt for 64-bit </text:span></text:p>
      <text:p text:style-name="P1"><text:span text:style-name="T1"><text:tab/>%endmacro<text:s text:c="20"/>;close macro </text:span></text:p>
      <text:p text:style-name="P1"><text:span text:style-name="T2"/></text:p>
      <text:p text:style-name="P1"><text:span text:style-name="T3"><text:tab/>%macro exitprog 0<text:s text:c="12"/>;macro for exit </text:span></text:p>
      <text:p text:style-name="P1"><text:span text:style-name="T3"><text:tab/> mov rax,60<text:s text:c="18"/>;system for exit </text:span></text:p>
      <text:p text:style-name="P1"><text:span text:style-name="T3"><text:tab/> mov rdx,0<text:s text:c="33"/></text:span></text:p>
      <text:p text:style-name="P1"><text:span text:style-name="T3"><text:tab/> syscall<text:s text:c="21"/>;interrupt for 64-bit </text:span></text:p>
      <text:p text:style-name="P1"><text:span text:style-name="T3"><text:tab/>%endmacro<text:s text:c="20"/>;close macro </text:span></text:p>
      <text:p text:style-name="P1"><text:span text:style-name="T4"/></text:p>
      <text:p text:style-name="P1"><text:span text:style-name="T5"><text:tab/>%macro gtch 1<text:s text:c="16"/>;macro for accept </text:span></text:p>
      <text:p text:style-name="P1"><text:span text:style-name="T5"><text:tab/><text:s text:c="3"/>mov rax,0<text:s text:c="17"/>;standard input </text:span></text:p>
      <text:p text:style-name="P1"><text:span text:style-name="T5"><text:tab/><text:s text:c="3"/>mov rdi,0<text:s text:c="17"/>;system for read </text:span></text:p>
      <text:p text:style-name="P1"><text:span text:style-name="T5"><text:tab/><text:s text:c="3"/>mov rsi,%1<text:s text:c="16"/>;input the message </text:span></text:p>
      <text:p text:style-name="P1"><text:span text:style-name="T5"><text:tab/><text:s text:c="3"/>mov rdx,1<text:s text:c="17"/>;message length </text:span></text:p>
      <text:p text:style-name="P1"><text:span text:style-name="T5"><text:tab/><text:s text:c="3"/>syscall<text:s text:c="19"/>;interrupt for 64-bit </text:span></text:p>
      <text:p text:style-name="P1"><text:span text:style-name="T5"><text:tab/>%endmacro<text:s text:c="20"/>;close macro </text:span></text:p>
      <text:p text:style-name="P1"><text:span text:style-name="T5">;-------------------------------------------------------------------------------------------------------------------------------------- </text:span></text:p>
      <text:p text:style-name="P1"><text:span text:style-name="T5"><text:tab/>section .data </text:span></text:p>
      <text:p text:style-name="P1"><text:span text:style-name="T5"><text:tab/>nwline db 10 </text:span></text:p>
      <text:p text:style-name="P1"><text:span text:style-name="T5"><text:tab/>m0 db 10,10,"Program to multiply two numbers using successive addition and add-and-shift method" </text:span></text:p>
      <text:p text:style-name="P1"><text:span text:style-name="T5"><text:tab/>l0 equ $-m0 </text:span></text:p>
      <text:p text:style-name="P1"><text:span text:style-name="T5"><text:tab/>m1 db 10,"1. Successive Addition method",10,"2. Add-and-Shift method",10,"3. Exit",10,10, "Enter your choice (1/2/3 &lt;ENTER&gt;): " </text:span></text:p>
      <text:p text:style-name="P1"><text:span text:style-name="T5"><text:tab/>l1 equ $-m1 </text:span></text:p>
      <text:p text:style-name="P1"><text:span text:style-name="T5"><text:tab/>m2 db 10,"Enter multiplicand (2 digit HEX no) : " </text:span></text:p>
      <text:p text:style-name="P1"><text:span text:style-name="T5"><text:tab/>l2 equ $-m2 </text:span></text:p>
      <text:p text:style-name="P1"><text:span text:style-name="T5"><text:tab/>m3 db 10,"Enter multiplier (2 digit HEX no) : " </text:span></text:p>
      <text:p text:style-name="P1"><text:span text:style-name="T5"><text:tab/>l3 equ $-m3 </text:span></text:p>
      <text:p text:style-name="P1"><text:span text:style-name="T5"><text:tab/>m4 db 10,"The Multiplication is : " </text:span></text:p>
      <text:p text:style-name="P1"><text:span text:style-name="T5"><text:tab/>l4 equ $-m4 </text:span></text:p>
      <text:p text:style-name="P1"><text:span text:style-name="T5">;---------------------------------------------------------------------------------------------------------------------------------------- </text:span></text:p>
      <text:p text:style-name="P1"><text:span text:style-name="T5"><text:tab/>section .bss </text:span></text:p>
      <text:p text:style-name="P1"><text:span text:style-name="T5"><text:tab/>mcand<text:s text:c="3"/>resq 1<text:s text:c="14"/>;reserve 1 quad for multiplicand </text:span></text:p>
      <text:p text:style-name="P1"><text:span text:style-name="T5"><text:tab/>mplier<text:s text:c="2"/>resq 1<text:s text:c="14"/>;reserve 1 quad for multiplier </text:span></text:p>
      <text:p text:style-name="P1"><text:span text:style-name="T5"><text:tab/>input<text:s text:c="3"/>resb 1<text:s text:c="14"/>;reserve 1 byte for input </text:span></text:p>
      <text:p text:style-name="P1"><text:span text:style-name="T5"><text:tab/>output<text:s text:c="2"/>resb 1<text:s text:c="14"/>;reserve 1 byte for output </text:span></text:p>
      <text:p text:style-name="P1"><text:span text:style-name="T5"><text:tab/>choice<text:s text:c="2"/>resb 1<text:s text:c="14"/>;reserve 1 byte for choice </text:span></text:p>
      <text:p text:style-name="P1"><text:span text:style-name="T5">;----------------------------------------------------------------------------------------------------------------------------------------- </text:span></text:p>
      <text:p text:style-name="P1"><text:span text:style-name="T5"><text:tab/>section .text </text:span></text:p>
      <text:p text:style-name="P1"><text:span text:style-name="T5"><text:tab/>global _start<text:s text:c="15"/>;starting of main program </text:span></text:p>
      <text:p text:style-name="P1"><text:span text:style-name="T5"><text:tab/>_start : </text:span></text:p>
      <text:p text:style-name="P1"><text:span text:style-name="T6"/></text:p>
      <text:p text:style-name="P1"><text:span text:style-name="T7"><text:tab/>dispmsg m0,l0<text:s text:c="15"/>;Displaying the menu </text:span></text:p>
      <text:p text:style-name="P1"><text:span text:style-name="T8"/></text:p>
      <text:p text:style-name="P1"><text:span text:style-name="T9"><text:tab/>back: </text:span></text:p>
      <text:p text:style-name="P1"><text:span text:style-name="T9"><text:tab/>dispmsg m1,l1<text:s text:c="2"/><text:tab/><text:s text:c="12"/>;Displaying the first message </text:span></text:p>
      <text:p text:style-name="P1"><text:span text:style-name="T9"><text:tab/>gtch input<text:s text:c="18"/>;To read and discard ENTER key pressed. </text:span></text:p>
      <text:p text:style-name="P1"><text:span text:style-name="T10"/></text:p>
      <text:p text:style-name="P1"><text:span text:style-name="T11"><text:tab/>mov al, byte[input]<text:s text:c="4"/><text:tab/><text:s text:c="4"/>;Get choice </text:span></text:p>
      <text:p text:style-name="P1"><text:span text:style-name="T11"><text:tab/>mov byte[choice],al </text:span></text:p>
      <text:p text:style-name="P1"><text:span text:style-name="T12"/></text:p>
      <text:p text:style-name="P1"><text:span text:style-name="T13"><text:tab/>gtch input <text:tab/><text:tab/><text:s text:c="4"/>;To read and discard ENTER key pressed. </text:span></text:p>
      <text:p text:style-name="P1"><text:span text:style-name="T14"/></text:p>
      <text:p text:style-name="P1"><text:span text:style-name="T15"><text:tab/>mov al, byte[choice] </text:span></text:p>
      <text:p text:style-name="P1"><text:span text:style-name="T16"/></text:p>
      <text:p text:style-name="P1"><text:span text:style-name="T17"><text:tab/>cmp al, '1'<text:s text:c="17"/>;compare contents of al with 1 </text:span></text:p>
      <text:p text:style-name="P1"><text:span text:style-name="T17"><text:tab/>je succ_add<text:s text:c="17"/>;if equal the jump to succ_add procedure </text:span></text:p>
      <text:p text:style-name="P1"><text:span text:style-name="T18"/></text:p>
      <text:p text:style-name="P1"><text:span text:style-name="T19"><text:tab/>cmp al, '2'<text:s text:c="17"/>;compare the contents of al with 2 </text:span></text:p>
      <text:p text:style-name="P1"><text:span text:style-name="T19"><text:tab/>je shft_add<text:s text:c="17"/>;if equal the jump to shft_add procedure </text:span></text:p>
      <text:p text:style-name="P1"><text:span text:style-name="T20"/></text:p>
      <text:p text:style-name="P1"><text:span text:style-name="T21"><text:tab/>cmp al, '3'<text:s text:c="17"/>;compare the contents of al with 3 </text:span></text:p>
      <text:p text:style-name="P1"><text:span text:style-name="T21"><text:tab/>jnz back<text:s text:c="20"/>;if not zero then jump to back </text:span></text:p>
      <text:p text:style-name="P1"><text:span text:style-name="T21"><text:tab/>exitprog<text:s text:c="20"/>;exit program </text:span></text:p>
      <text:p text:style-name="P1"><text:span text:style-name="T21">;----------------------------------------------------------------------------------------------------------------------------------------- </text:span></text:p>
      <text:p text:style-name="P1"><text:span text:style-name="T21"><text:tab/>; SUCCESSIVE ADDITION </text:span></text:p>
      <text:p text:style-name="P1"><text:span text:style-name="T21"><text:s text:c="8"/>succ_add:<text:s text:c="19"/>;succ_add procedure </text:span></text:p>
      <text:p text:style-name="P1"><text:span text:style-name="T21"><text:tab/>dispmsg m2,l2<text:s text:c="15"/>;Displaying the second message </text:span></text:p>
      <text:p text:style-name="P1"><text:span text:style-name="T21"><text:tab/>call getnum<text:s text:c="17"/>;call getnum procedure </text:span></text:p>
      <text:p text:style-name="P1"><text:span text:style-name="T21"><text:tab/>mov [mcand],rax<text:s text:c="13"/>;mov contents of rax(multiplicand) into mcand buffer </text:span></text:p>
      <text:p text:style-name="P1"><text:span text:style-name="T21"><text:tab/>gtch input<text:s text:c="18"/>;To read and discard ENTER key pressed. </text:span></text:p>
      <text:p text:style-name="P1"><text:span text:style-name="T22"/></text:p>
      <text:p text:style-name="P1"><text:span text:style-name="T23"><text:tab/>dispmsg m3,l3<text:s text:c="15"/>;Displaying the third message </text:span></text:p>
      <text:p text:style-name="P1"><text:span text:style-name="T23"><text:tab/>call getnum<text:s text:c="17"/>;call getnum procedure<text:s text:c="3"/></text:span></text:p>
      <text:p text:style-name="P1"><text:span text:style-name="T23"><text:tab/>mov [mplier],rax<text:s text:c="12"/>;mov contents of rax(multiplier) into mplier buffer </text:span></text:p>
      <text:p text:style-name="P1"><text:span text:style-name="T23"><text:tab/>gtch input<text:s text:c="18"/>;To read and discard ENTER key pressed.mov rax,0 </text:span></text:p>
      <text:p text:style-name="P1"><text:span text:style-name="T23"><text:tab/>dispmsg m4,l4<text:s text:c="15"/>;Displaying the fourth message </text:span></text:p>
      <text:p text:style-name="P1"><text:span text:style-name="T24"/></text:p>
      <text:p text:style-name="P1"><text:span text:style-name="T25"><text:tab/>mov rax,0<text:s text:c="19"/>;clearing rax register </text:span></text:p>
      <text:p text:style-name="P1"><text:span text:style-name="T25"><text:tab/>cmp qword[mplier],0<text:s text:c="9"/>;compare contents of mplier buffer in qword with 0 </text:span></text:p>
      <text:p text:style-name="P1"><text:span text:style-name="T25"><text:tab/>jz ll5<text:s text:c="22"/>;if zero jump to loop 5 </text:span></text:p>
      <text:p text:style-name="P1"><text:span text:style-name="T25">;---------------------------------------------------------------------------------------------------------------------------------------- </text:span></text:p>
      <text:p text:style-name="P1"><text:span text:style-name="T25"><text:tab/>ll1:<text:s text:c="24"/>;loop 1 </text:span></text:p>
      <text:p text:style-name="P1"><text:span text:style-name="T25"><text:tab/>add rax,qword[mcand]<text:s text:c="8"/>;add contents of mcand buffer in qword to contents of rax register </text:span></text:p>
      <text:p text:style-name="P1"><text:span text:style-name="T25"><text:tab/>dec qword[mplier]<text:s text:c="11"/>;decrement contents of mplier buffer </text:span></text:p>
      <text:p text:style-name="P1"><text:span text:style-name="T25"><text:tab/>jnz ll1<text:s text:c="21"/>;if not zero jump to loop 1 </text:span></text:p>
      <text:p text:style-name="P1"><text:span text:style-name="T25">;---------------------------------------------------------------------------------------------------------------------------------- </text:span></text:p>
      <text:p text:style-name="P1"><text:span text:style-name="T25"><text:tab/>ll5:<text:s text:c="24"/>;loop 5<text:s text:c="4"/></text:span></text:p>
      <text:p text:style-name="P1"><text:span text:style-name="T25"><text:tab/>call disphx16<text:s text:c="3"/><text:tab/><text:s text:c="4"/>;call disphx16 procedure to displays a 8 digit hex number<text:s text:c="2"/>in rax </text:span></text:p>
      <text:p text:style-name="P1"><text:span text:style-name="T25"><text:tab/>jmp back<text:s text:c="20"/>;jump to back after execution </text:span></text:p>
      <text:p text:style-name="P1"><text:span text:style-name="T25">;---------------------------------------------------------------------------------------------------------------------------------- </text:span></text:p>
      <text:p text:style-name="P1"><text:span text:style-name="T25"><text:tab/>; ADD &amp; SHIFT </text:span></text:p>
      <text:p text:style-name="P1"><text:span text:style-name="T25"><text:tab/>shft_add:<text:s text:c="19"/>;shft_add procedure </text:span></text:p>
      <text:p text:style-name="P1"><text:span text:style-name="T25"><text:tab/>dispmsg m2,l2<text:s text:c="4"/><text:tab/><text:s text:c="4"/>;Displaying the second message </text:span></text:p>
      <text:p text:style-name="P1"><text:span text:style-name="T25"><text:tab/>call getnum<text:s text:c="17"/>;call getnum procedure </text:span></text:p>
      <text:p text:style-name="P1"><text:span text:style-name="T25"><text:tab/>mov [mcand],rax<text:s text:c="4"/><text:tab/><text:s text:c="4"/>;mov contents of rax(multiplicand) into mcand buffer </text:span></text:p>
      <text:p text:style-name="P1"><text:span text:style-name="T25"><text:tab/>gtch input <text:tab/><text:tab/><text:s text:c="4"/>;To read and discard ENTER key pressed. </text:span></text:p>
      <text:p text:style-name="P1"><text:span text:style-name="T26"/></text:p>
      <text:p text:style-name="P1"><text:span text:style-name="T27"><text:tab/>dispmsg m3,l3<text:s text:c="4"/><text:tab/><text:s text:c="4"/>;Displaying the third message </text:span></text:p>
      <text:p text:style-name="P1"><text:span text:style-name="T27"><text:tab/>call getnum<text:s text:c="17"/>;call getnum procedure </text:span></text:p>
      <text:p text:style-name="P1"><text:span text:style-name="T27"><text:tab/>mov [mplier],rax<text:s text:c="12"/>;mov contents of rax(multiplier) into mplier buffer </text:span></text:p>
      <text:p text:style-name="P1"><text:span text:style-name="T27"><text:tab/>gtch input <text:tab/><text:tab/><text:s text:c="4"/>;To read and discard ENTER key pressed. </text:span></text:p>
      <text:p text:style-name="P1"><text:span text:style-name="T28"/></text:p>
      <text:p text:style-name="P1"><text:span text:style-name="T29"><text:tab/>mov rax,0<text:s text:c="19"/>;clearing the rax register </text:span></text:p>
      <text:p text:style-name="P1"><text:span text:style-name="T29"><text:tab/>dispmsg m4,l4<text:s text:c="15"/>;Displaying the fourth message </text:span></text:p>
      <text:p text:style-name="P1"><text:span text:style-name="T30"/></text:p>
      <text:p text:style-name="P1"><text:span text:style-name="T31"><text:tab/>mov rax,0<text:s text:c="19"/>;clearing the rax register </text:span></text:p>
      <text:p text:style-name="P1"><text:span text:style-name="T31"><text:tab/>mov rcx,8<text:s text:c="19"/>;taking count of 8 in rcx register </text:span></text:p>
      <text:p text:style-name="P1"><text:span text:style-name="T31"><text:tab/>mov rdx,qword[mplier] <text:tab/><text:s text:c="4"/>;multiplier is 8 bits so it occupies dl </text:span></text:p>
      <text:p text:style-name="P1"><text:span text:style-name="T31"><text:tab/>mov rbx,qword[mcand] <text:tab/><text:s text:c="4"/>;mupltiplicand is 8 bits so it occupies bl </text:span></text:p>
      <text:p text:style-name="P1"><text:span text:style-name="T32"/></text:p>
      <text:p text:style-name="P1"><text:span text:style-name="T33"><text:tab/><text:s text:c="28"/>;we will put Q in higher 8 bits of ax (i.e. ah) </text:span></text:p>
      <text:p text:style-name="P1"><text:span text:style-name="T33"><text:tab/><text:s text:c="28"/>;and multipler in lower 8 bits of ax (i.e. al) </text:span></text:p>
      <text:p text:style-name="P1"><text:span text:style-name="T34"/></text:p>
      <text:p text:style-name="P1"><text:span text:style-name="T35"><text:s text:c="8"/>mov ah,0<text:s text:c="20"/>;clearing ah register </text:span></text:p>
      <text:p text:style-name="P1"><text:span text:style-name="T35"><text:tab/>mov al,dl<text:s text:c="19"/>;ah already 0 and al now contains multiplier </text:span></text:p>
      <text:p text:style-name="P1"><text:span text:style-name="T35">;------------------------------------------------------------------------------------------------------------------------------------------ </text:span></text:p>
      <text:p text:style-name="P1"><text:span text:style-name="T35"><text:tab/>ll3:<text:s text:c="24"/>;loop 3 (s3) </text:span></text:p>
      <text:p text:style-name="P1"><text:span text:style-name="T35"><text:tab/>mov dh,al<text:s text:c="19"/>;mov contents of al into dh as dh is used as temporary </text:span></text:p>
      <text:p text:style-name="P1"><text:span text:style-name="T35"><text:tab/>and dh,1<text:s text:c="20"/>;check d0 bit of multiplier </text:span></text:p>
      <text:p text:style-name="P1"><text:span text:style-name="T35"><text:tab/>jz ll8<text:s text:c="22"/>;if d0 bit was zero, Z flag will be set (s2)(if zero jmp to loop 8) </text:span></text:p>
      <text:p text:style-name="P1"><text:span text:style-name="T35"><text:tab/>add ah, bl<text:s text:c="18"/>;d0 bit of multiplier is set </text:span></text:p>
      <text:p text:style-name="P1"><text:span text:style-name="T35"><text:s text:c="36"/>;so add multiplicand to Q(add bl into ah) </text:span></text:p>
      <text:p text:style-name="P1"><text:span text:style-name="T35">;------------------------------------------------------------------------------------------------------------------------------------------- </text:span></text:p>
      <text:p text:style-name="P1"><text:span text:style-name="T35"><text:tab/>ll8:<text:s text:c="24"/>;loop 8 (s2) </text:span></text:p>
      <text:p text:style-name="P1"><text:span text:style-name="T35"><text:tab/>shr ax,1<text:s text:c="20"/>;shift both Q (ah) and muplitiplier (al) right 1 bit </text:span></text:p>
      <text:p text:style-name="P1"><text:span text:style-name="T35"><text:tab/>dec rcx<text:s text:c="21"/>;decrement contents of rcx </text:span></text:p>
      <text:p text:style-name="P1"><text:span text:style-name="T35"><text:tab/>jnz ll3<text:s text:c="21"/>;if not zero then jump to loop 3 (s3) </text:span></text:p>
      <text:p text:style-name="P1"><text:span text:style-name="T35"><text:tab/>call disphx16<text:s text:c="15"/>;call procedure disphx16 </text:span></text:p>
      <text:p text:style-name="P1"><text:span text:style-name="T35"><text:tab/>jmp back<text:s text:c="20"/>;jump to back </text:span></text:p>
      <text:p text:style-name="P1"><text:span text:style-name="T35">;------------------------------------------------------------------------------------------------------------------------------------------ </text:span></text:p>
      <text:p text:style-name="P1"><text:span text:style-name="T35"><text:tab/>getnum:<text:s text:c="21"/>;Procedure to get a 2 digit hex no from user </text:span></text:p>
      <text:p text:style-name="P1"><text:span text:style-name="T35"><text:s text:c="36"/>; number returned in rax </text:span></text:p>
      <text:p text:style-name="P1"><text:span text:style-name="T35"><text:tab/>mov cx,0204h<text:s text:c="16"/>;02 digits to display and 04 count to rotate </text:span></text:p>
      <text:p text:style-name="P1"><text:span text:style-name="T35"><text:tab/>mov rbx,0<text:s text:c="19"/>;clearing rbx register </text:span></text:p>
      <text:p text:style-name="P1"><text:span text:style-name="T35">;------------------------------------------------------------------------------------------------------------------------------------------- </text:span></text:p>
      <text:p text:style-name="P1"><text:span text:style-name="T35"><text:tab/>ll2:<text:s text:c="24"/>;loop 2 </text:span></text:p>
      <text:p text:style-name="P1"><text:span text:style-name="T35"><text:tab/>push rcx<text:tab/><text:s text:c="12"/>;syscall destroys rcx.Rest all regs are preserved </text:span></text:p>
      <text:p text:style-name="P1"><text:span text:style-name="T35"><text:tab/>gtch input<text:s text:c="18"/>;To read and discard ENTER key pressed. </text:span></text:p>
      <text:p text:style-name="P1"><text:span text:style-name="T35"><text:tab/>pop rcx<text:s text:c="21"/>;pop the contents of rcx </text:span></text:p>
      <text:p text:style-name="P1"><text:span text:style-name="T35"><text:tab/> </text:span></text:p>
      <text:p text:style-name="P1"><text:span text:style-name="T35"><text:s text:c="8"/>mov rax,0<text:s text:c="19"/>;clearing the contents of rax<text:s text:c="12"/></text:span></text:p>
      <text:p text:style-name="P1"><text:span text:style-name="T35"><text:tab/>mov al,byte[input]<text:s text:c="10"/>;Get choice </text:span></text:p>
      <text:p text:style-name="P1"><text:span text:style-name="T35"><text:tab/>sub rax,30h<text:s text:c="17"/>;subtract 30h from contents of rax </text:span></text:p>
      <text:p text:style-name="P1"><text:span text:style-name="T35"><text:tab/>cmp rax,09h<text:s text:c="17"/>;compare the contents of rax register with 09h </text:span></text:p>
      <text:p text:style-name="P1"><text:span text:style-name="T35"><text:tab/>jbe skip1<text:s text:c="19"/>;if equal then jump below to skip1 label </text:span></text:p>
      <text:p text:style-name="P1"><text:span text:style-name="T35"><text:tab/>sub rax,7<text:s text:c="19"/>;subtract 7 from contents of rax register </text:span></text:p>
      <text:p text:style-name="P1"><text:span text:style-name="T35">;------------------------------------------------------------------------------------------------------------------------------------<text:tab/> </text:span></text:p>
      <text:p text:style-name="P1"><text:span text:style-name="T35"><text:s text:c="8"/>skip1:<text:s text:c="22"/>;skip1 label </text:span></text:p>
      <text:p text:style-name="P1"><text:span text:style-name="T35"><text:tab/>shl rbx,cl<text:s text:c="18"/>;shift multiplicand and count to the left </text:span></text:p>
      <text:p text:style-name="P1"><text:span text:style-name="T35"><text:tab/>add rbx,rax<text:s text:c="17"/>;add contents of rax register to the contents of rbx register </text:span></text:p>
      <text:p text:style-name="P1"><text:span text:style-name="T35"><text:tab/>dec ch<text:s text:c="22"/>;decrement the contents of ch register </text:span></text:p>
      <text:p text:style-name="P1"><text:span text:style-name="T35"><text:tab/>jnz ll2<text:s text:c="21"/>;if not zero then jump to loop 2 </text:span></text:p>
      <text:p text:style-name="P1"><text:span text:style-name="T35"><text:tab/>mov rax,rbx<text:s text:c="17"/>;mov contents of rbx register into rax register </text:span></text:p>
      <text:p text:style-name="P1"><text:span text:style-name="T35"><text:tab/>ret<text:s text:c="25"/>;return </text:span></text:p>
      <text:p text:style-name="P1"><text:span text:style-name="T35">;--------------------------------------------------------------------------------------------------------------------------------------- </text:span></text:p>
      <text:p text:style-name="P1"><text:span text:style-name="T35"><text:tab/>disphx16:<text:s text:c="19"/>;Displays a 16 digit hex number passed in rax </text:span></text:p>
      <text:p text:style-name="P1"><text:span text:style-name="T35"><text:tab/>mov rbx,rax<text:s text:c="17"/>;move contents of rax register into rbx register </text:span></text:p>
      <text:p text:style-name="P1"><text:span text:style-name="T35"><text:tab/>mov cx,1004h<text:tab/><text:tab/><text:s text:c="4"/>;16 digits to display and 04 count to rotate </text:span></text:p>
      <text:p text:style-name="P1"><text:span text:style-name="T35">;--------------------------------------------------------------------------------------------------------------------------------------- </text:span></text:p>
      <text:p text:style-name="P1"><text:span text:style-name="T35"><text:tab/>ll6:<text:s text:c="24"/>;loop 6 </text:span></text:p>
      <text:p text:style-name="P1"><text:span text:style-name="T35"><text:tab/>rol rbx,cl<text:s text:c="18"/>;rotate multiplicand and count to the left </text:span></text:p>
      <text:p text:style-name="P1"><text:span text:style-name="T35"><text:tab/>mov rdx,rbx<text:s text:c="17"/>;mov contents of rbx register into rdx register </text:span></text:p>
      <text:p text:style-name="P1"><text:span text:style-name="T35"><text:tab/>and rdx,0fh<text:s text:c="17"/>;anding contents of rdx register with 0fh </text:span></text:p>
      <text:p text:style-name="P1"><text:span text:style-name="T35"><text:tab/>add rdx,30h<text:s text:c="17"/>;adding contents of rdx register with 30h </text:span></text:p>
      <text:p text:style-name="P1"><text:span text:style-name="T35"><text:tab/>cmp rdx,039h<text:s text:c="16"/>;comparing the contents of rdx register with 39h </text:span></text:p>
      <text:p text:style-name="P1"><text:span text:style-name="T35"><text:tab/>jbe skip4<text:s text:c="19"/>;if equal then jump below to skip4 label </text:span></text:p>
      <text:p text:style-name="P1"><text:span text:style-name="T35"><text:tab/>add rdx,7<text:s text:c="19"/>;add 7 to the contents of rdx register </text:span></text:p>
      <text:p text:style-name="P1"><text:span text:style-name="T35">;----------------------------------------------------------------------------------------------------------------------------------------- </text:span></text:p>
      <text:p text:style-name="P1"><text:span text:style-name="T35"><text:tab/>skip4:<text:s text:c="22"/>;skip4 label </text:span></text:p>
      <text:p text:style-name="P1"><text:span text:style-name="T35"><text:tab/>mov byte[output],dl<text:s text:c="9"/>;mov contents of dl register into output buffer in bytes </text:span></text:p>
      <text:p text:style-name="P1"><text:span text:style-name="T35"><text:tab/>push rcx<text:s text:c="20"/>;push the contents of rcx register </text:span></text:p>
      <text:p text:style-name="P1"><text:span text:style-name="T35"><text:tab/>dispmsg output,1<text:s text:c="12"/>;Displaying the output </text:span></text:p>
      <text:p text:style-name="P1"><text:span text:style-name="T35"><text:tab/>pop rcx<text:s text:c="21"/>;pop the contents of rcx </text:span></text:p>
      <text:p text:style-name="P1"><text:span text:style-name="T35"><text:tab/>dec ch<text:s text:c="22"/>;decrement the count(contents of ch) </text:span></text:p>
      <text:p text:style-name="P1"><text:span text:style-name="T35"><text:tab/>jnz ll6<text:s text:c="21"/>;if not zero the jump to loop 6 </text:span></text:p>
      <text:p text:style-name="P1"><text:span text:style-name="T35"><text:tab/>ret<text:s text:c="25"/>;return </text:span></text:p>
      <text:p text:style-name="P1"><text:span text:style-name="T35">.................................................OUTPUT.................................................... </text:span></text:p>
      <text:p text:style-name="P1"><text:span text:style-name="T35"><text:tab/>admin1@admin:~$ nasm -f elf64 multi1.asm </text:span></text:p>
      <text:p text:style-name="P1"><text:span text:style-name="T35"><text:tab/>admin1@admin:~$ ld -o multi1 multi1.o </text:span></text:p>
      <text:p text:style-name="P1"><text:span text:style-name="T35"><text:tab/>admin1@admin:~$ ./multi1<text:s/></text:span><text:span text:style-name="T36"/></text:p>
      <text:p text:style-name="P1"><text:span text:style-name="T37"><text:tab/>Program to multiply two numbers using successive addition and add-and-shift method </text:span></text:p>
      <text:p text:style-name="P1"><text:span text:style-name="T37"><text:tab/>1. Successive Addition method </text:span></text:p>
      <text:p text:style-name="P1"><text:span text:style-name="T37"><text:tab/>2. Add-and-Shift method </text:span></text:p>
      <text:p text:style-name="P1"><text:span text:style-name="T37"><text:tab/>3. Exit </text:span></text:p>
      <text:p text:style-name="P1"><text:span text:style-name="T37"><text:tab/>Enter your choice (1/2/3 &lt;ENTER&gt;): 1<text:s/></text:span><text:span text:style-name="T38"/></text:p>
      <text:p text:style-name="P1"><text:span text:style-name="T39"><text:tab/>Enter multiplicand (2 digit HEX no) : 02<text:s/></text:span><text:span text:style-name="T40"/></text:p>
      <text:p text:style-name="P1"><text:span text:style-name="T41"><text:tab/>Enter multiplier (2 digit HEX no) : 06 </text:span></text:p>
      <text:p text:style-name="P1"><text:span text:style-name="T42"/></text:p>
      <text:p text:style-name="P1"><text:span text:style-name="T43"><text:tab/>The Multiplication is : 000000000000000C </text:span></text:p>
      <text:p text:style-name="P1"><text:span text:style-name="T43"><text:tab/>1. Successive Addition method </text:span></text:p>
      <text:p text:style-name="P1"><text:span text:style-name="T43"><text:tab/>2. Add-and-Shift method </text:span></text:p>
      <text:p text:style-name="P1"><text:span text:style-name="T43"><text:tab/>3. Exit </text:span></text:p>
      <text:p text:style-name="P1"><text:span text:style-name="T44"/></text:p>
      <text:p text:style-name="P1"><text:span text:style-name="T45"><text:tab/>Enter your choice (1/2/3 &lt;ENTER&gt;): 2<text:s/></text:span><text:span text:style-name="T46"/></text:p>
      <text:p text:style-name="P1"><text:span text:style-name="T47"><text:tab/>Enter multiplicand (2 digit HEX no) : 03<text:s/></text:span><text:span text:style-name="T48"/></text:p>
      <text:p text:style-name="P1"><text:span text:style-name="T49"><text:tab/>Enter multiplier (2 digit HEX no) : 05<text:s/></text:span><text:span text:style-name="T50"/></text:p>
      <text:p text:style-name="P1"><text:span text:style-name="T51"><text:tab/>The Multiplication is : 000000000000000F </text:span></text:p>
      <text:p text:style-name="P1"><text:span text:style-name="T51"><text:tab/>1. Successive Addition method </text:span></text:p>
      <text:p text:style-name="P1"><text:span text:style-name="T51"><text:tab/>2. Add-and-Shift method </text:span></text:p>
      <text:p text:style-name="P1"><text:span text:style-name="T51"><text:tab/>3. Exit </text:span></text:p>
      <text:p text:style-name="P1"><text:span text:style-name="T51"><text:tab/>Enter your choice (1/2/3 &lt;ENTER&gt;): 3 </text:span></text:p>
      <text:p text:style-name="P1"><text:span text:style-name="T51"><text:tab/>admin1@admin:~$ </text:span></text:p>
      <text:p text:style-name="P1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